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. Binswan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3, 1883</text:p>
      <text:p text:style-name="P2">Month<text:tab/><text:tab/><text:tab/><text:tab/><text:tab/><text:tab/>May</text:p>
      <text:p text:style-name="P2">Year<text:tab/><text:tab/><text:tab/><text:tab/><text:tab/><text:tab/>188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E SOCIETY OF THE/</text:p>
      <text:p text:style-name="P6">Jewish Foster Home and Orphan Asylum./</text:p>
      <text:p text:style-name="P7">Philadelphia, May 3d. 1883/</text:p>
      <text:p text:style-name="P5">Rev. S. Morias[sic!]/</text:p>
      <text:p text:style-name="P5"><text:tab/>My dear Sir/</text:p>
      <text:p text:style-name="P5">On my return home this morning I/ found your lines of the 1st &amp;/ as requested I have calledo n Mr/ Fox &amp; urged speedy action &amp;c./ <text:s/>He informed me that a meeting of/ the Exec Com[m] will be held at an/ early day &amp; probably this week/ yet, when Mrs Cromilier will/ have the opportunity to advocate/ what we want. <text:s/>He would do/ what he could. <text:s/>If agreeable/ please inform Mrs Dreyfoos that/ we do all we can to expedite/ matters &amp; hope to have it decided/ soon. <text:s/>Yrs vy truly/ I. Binswan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49:27.31</meta:creation-date>
    <dc:date>2012-01-11T15:52:33.84</dc:date>
    <dc:creator>Penn Libraries</dc:creator>
    <meta:editing-duration>PT00H03M0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78" meta:character-count="1862"/>
  </office:meta>
</office:document-meta>
</file>